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0.22mm"/>
    </style:style>
    <style:style style:name="co3" style:family="table-column">
      <style:table-column-properties fo:break-before="auto" style:column-width="33.21mm"/>
    </style:style>
    <style:style style:name="co4" style:family="table-column">
      <style:table-column-properties fo:break-before="auto" style:column-width="29.67mm"/>
    </style:style>
    <style:style style:name="co5" style:family="table-column">
      <style:table-column-properties fo:break-before="auto" style:column-width="37.57mm"/>
    </style:style>
    <style:style style:name="co6" style:family="table-column">
      <style:table-column-properties fo:break-before="auto" style:column-width="31.31mm"/>
    </style:style>
    <style:style style:name="co7" style:family="table-column">
      <style:table-column-properties fo:break-before="auto" style:column-width="29.14mm"/>
    </style:style>
    <style:style style:name="co8" style:family="table-column">
      <style:table-column-properties fo:break-before="auto" style:column-width="27.76mm"/>
    </style:style>
    <style:style style:name="co9" style:family="table-column">
      <style:table-column-properties fo:break-before="auto" style:column-width="33.5mm"/>
    </style:style>
    <style:style style:name="co10" style:family="table-column">
      <style:table-column-properties fo:break-before="auto" style:column-width="32.12mm"/>
    </style:style>
    <style:style style:name="co11" style:family="table-column">
      <style:table-column-properties fo:break-before="auto" style:column-width="39.76mm"/>
    </style:style>
    <style:style style:name="co12" style:family="table-column">
      <style:table-column-properties fo:break-before="auto" style:column-width="32.95mm"/>
    </style:style>
    <style:style style:name="co13" style:family="table-column">
      <style:table-column-properties fo:break-before="auto" style:column-width="32.67mm"/>
    </style:style>
    <style:style style:name="co14" style:family="table-column">
      <style:table-column-properties fo:break-before="auto" style:column-width="28.0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roid Sans Fallback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High Last Plan" table:style-name="ta1">
        <table:shapes>
          <draw:frame draw:z-index="0" draw:style-name="gr1" draw:text-style-name="P1" svg:width="159.99mm" svg:height="89.99mm" svg:x="187.09mm" svg:y="1mm">
            <loext:p draw:notify-on-update-of-ranges="'High Last Plan'.A1:'High Last Plan'.G1 'High Last Plan'.A2:'High Last Plan'.G2 'High Last Plan'.A3:'High Last Plan'.G3 'High Last Plan'.A4:'High Last Plan'.G4 'High Last Plan'.A5:'High Last Plan'.G5 'High Last Plan'.A6:'High Last Plan'.G6 'High Last Plan'.A7:'High Last Plan'.G7 'High Last Plan'.A8:'High Last Plan'.G8 'High Last Plan'.A9:'High Last Plan'.G9 'High Last Plan'.A10:'High Last Plan'.G10 'High Last Plan'.A11:'High Last Plan'.G11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Fight fire</text:p>
          </table:table-cell>
          <table:table-cell office:value-type="string" calcext:value-type="string">
            <text:p>Prepare property</text:p>
          </table:table-cell>
          <table:table-cell office:value-type="string" calcext:value-type="string">
            <text:p>Seek information</text:p>
          </table:table-cell>
          <table:table-cell office:value-type="string" calcext:value-type="string">
            <text:p>Go to shelter</text:p>
          </table:table-cell>
          <table:table-cell office:value-type="string" calcext:value-type="string">
            <text:p>Covered at home</text:p>
          </table:table-cell>
          <table:table-cell office:value-type="string" calcext:value-type="string">
            <text:p>Do nothing</text:p>
          </table:table-cell>
          <table:table-cell office:value-type="string" calcext:value-type="string">
            <text:p>Unaware</text:p>
          </table:table-cell>
          <table:table-cell/>
          <table:table-cell office:value-type="string" calcext:value-type="string">
            <text:p>sum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A2:.G2])"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A3:.G3])"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A4:.G4])"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A5:.G5])"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A6:.G6])"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A7:.G7])"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A8:.G8])"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A9:.G9])"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A10:.G10])"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A11:.G11])" office:value-type="float" office:value="165" calcext:value-type="float">
            <text:p>165</text:p>
          </table:table-cell>
        </table:table-row>
      </table:table>
      <table:table table:name="High Profils" table:style-name="ta1">
        <table:shapes>
          <draw:frame draw:z-index="0" draw:style-name="gr1" draw:text-style-name="P1" svg:width="159.99mm" svg:height="89.99mm" svg:x="158.1mm" svg:y="1mm">
            <loext:p draw:notify-on-update-of-ranges="'High Profils'.A1:'High Profils'.E1 'High Profils'.A2:'High Profils'.E2 'High Profils'.A3:'High Profils'.E3 'High Profils'.A4:'High Profils'.E4 'High Profils'.A5:'High Profils'.E5 'High Profils'.A6:'High Profils'.E6 'High Profils'.A7:'High Profils'.E7 'High Profils'.A8:'High Profils'.E8 'High Profils'.A9:'High Profils'.E9 'High Profils'.A10:'High Profils'.E10 'High Profils'.A11:'High Profils'.E11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Considered defenders</text:p>
          </table:table-cell>
          <table:table-cell office:value-type="string" calcext:value-type="string">
            <text:p>Can-do defenders</text:p>
          </table:table-cell>
          <table:table-cell office:value-type="string" calcext:value-type="string">
            <text:p>Threat monitor</text:p>
          </table:table-cell>
          <table:table-cell office:value-type="string" calcext:value-type="string">
            <text:p>Threat avoiders</text:p>
          </table:table-cell>
          <table:table-cell office:value-type="string" calcext:value-type="string">
            <text:p>Unaware reactor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</table:table-row>
      </table:table>
      <table:table table:name="Low Last Plan" table:style-name="ta1">
        <table:shapes>
          <draw:frame draw:z-index="0" draw:style-name="gr1" draw:text-style-name="P1" svg:width="159.99mm" svg:height="89.99mm" svg:x="187.12mm" svg:y="1mm">
            <loext:p draw:notify-on-update-of-ranges="'Low Last Plan'.A1:'Low Last Plan'.G1 'Low Last Plan'.A2:'Low Last Plan'.G2 'Low Last Plan'.A3:'Low Last Plan'.G3 'Low Last Plan'.A4:'Low Last Plan'.G4 'Low Last Plan'.A5:'Low Last Plan'.G5 'Low Last Plan'.A6:'Low Last Plan'.G6 'Low Last Plan'.A7:'Low Last Plan'.G7 'Low Last Plan'.A8:'Low Last Plan'.G8 'Low Last Plan'.A9:'Low Last Plan'.G9 'Low Last Plan'.A10:'Low Last Plan'.G10 'Low Last Plan'.A11:'Low Last Plan'.G1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Fight fire</text:p>
          </table:table-cell>
          <table:table-cell office:value-type="string" calcext:value-type="string">
            <text:p>Prepare property</text:p>
          </table:table-cell>
          <table:table-cell office:value-type="string" calcext:value-type="string">
            <text:p>Seek information</text:p>
          </table:table-cell>
          <table:table-cell office:value-type="string" calcext:value-type="string">
            <text:p>Go to shelter</text:p>
          </table:table-cell>
          <table:table-cell office:value-type="string" calcext:value-type="string">
            <text:p>Covered at home</text:p>
          </table:table-cell>
          <table:table-cell office:value-type="string" calcext:value-type="string">
            <text:p>Do nothing</text:p>
          </table:table-cell>
          <table:table-cell office:value-type="string" calcext:value-type="string">
            <text:p>Unaware</text:p>
          </table:table-cell>
          <table:table-cell/>
          <table:table-cell office:value-type="string" calcext:value-type="string">
            <text:p>sum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A2:.G2])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A3:.G3])"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A4:.G4])"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A5:.G5])" office:value-type="float" office:value="89" calcext:value-type="float">
            <text:p>8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A6:.G6])"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A7:.G7])"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A8:.G8])"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A9:.G9])" office:value-type="float" office:value="87" calcext:value-type="float">
            <text:p>8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A10:.G10])"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A11:.G11])" office:value-type="float" office:value="103" calcext:value-type="float">
            <text:p>103</text:p>
          </table:table-cell>
        </table:table-row>
      </table:table>
      <table:table table:name="Low Profils" table:style-name="ta1">
        <table:shapes>
          <draw:frame draw:z-index="0" draw:style-name="gr1" draw:text-style-name="P1" svg:width="159.99mm" svg:height="89.99mm" svg:x="167.38mm" svg:y="1mm">
            <loext:p draw:notify-on-update-of-ranges="'Low Profils'.A1:'Low Profils'.E1 'Low Profils'.A2:'Low Profils'.E2 'Low Profils'.A3:'Low Profils'.E3 'Low Profils'.A4:'Low Profils'.E4 'Low Profils'.A5:'Low Profils'.E5 'Low Profils'.A6:'Low Profils'.E6 'Low Profils'.A7:'Low Profils'.E7 'Low Profils'.A8:'Low Profils'.E8 'Low Profils'.A9:'Low Profils'.E9 'Low Profils'.A10:'Low Profils'.E10 'Low Profils'.A11:'Low Profils'.E1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4" table:default-cell-style-name="Default"/>
        <table:table-row table:style-name="ro1">
          <table:table-cell office:value-type="string" calcext:value-type="string">
            <text:p>Considered defenders</text:p>
          </table:table-cell>
          <table:table-cell office:value-type="string" calcext:value-type="string">
            <text:p>Can-do defenders</text:p>
          </table:table-cell>
          <table:table-cell office:value-type="string" calcext:value-type="string">
            <text:p>Threat monitor</text:p>
          </table:table-cell>
          <table:table-cell office:value-type="string" calcext:value-type="string">
            <text:p>Threat avoiders</text:p>
          </table:table-cell>
          <table:table-cell office:value-type="string" calcext:value-type="string">
            <text:p>Unaware reactor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</table:table-row>
      </table:table>
      <table:table table:name="Last Plan Comparaison" table:style-name="ta1">
        <table:shapes>
          <draw:frame draw:z-index="0" draw:style-name="gr1" draw:text-style-name="P1" svg:width="227.42mm" svg:height="118.99mm" svg:x="106.56mm" svg:y="61.36mm">
            <loext:p draw:notify-on-update-of-ranges="'Last Plan Comparaison'.H7:'Last Plan Comparaison'.H7 'Last Plan Comparaison'.I7:'Last Plan Comparaison'.N7 'Last Plan Comparaison'.H8:'Last Plan Comparaison'.H8 'Last Plan Comparaison'.I8:'Last Plan Comparaison'.N8 'Last Plan Comparaison'.H9:'Last Plan Comparaison'.H9 'Last Plan Comparaison'.I9:'Last Plan Comparaison'.N9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number-columns-repeated="15" table:default-cell-style-name="Default"/>
        <table:table-row table:style-name="ro1">
          <table:table-cell office:value-type="string" calcext:value-type="string">
            <text:p>Fight fire</text:p>
          </table:table-cell>
          <table:table-cell office:value-type="string" calcext:value-type="string">
            <text:p>Prepare property</text:p>
          </table:table-cell>
          <table:table-cell office:value-type="string" calcext:value-type="string">
            <text:p>Seek information</text:p>
          </table:table-cell>
          <table:table-cell office:value-type="string" calcext:value-type="string">
            <text:p>Go to shelter</text:p>
          </table:table-cell>
          <table:table-cell office:value-type="string" calcext:value-type="string">
            <text:p>Covered at home</text:p>
          </table:table-cell>
          <table:table-cell office:value-type="string" calcext:value-type="string">
            <text:p>Do nothing</text:p>
          </table:table-cell>
          <table:table-cell office:value-type="string" calcext:value-type="string">
            <text:p>Unaware</text:p>
          </table:table-cell>
          <table:table-cell/>
          <table:table-cell office:value-type="string" calcext:value-type="string">
            <text:p>Fight fire</text:p>
          </table:table-cell>
          <table:table-cell office:value-type="string" calcext:value-type="string">
            <text:p>Prepare property</text:p>
          </table:table-cell>
          <table:table-cell office:value-type="string" calcext:value-type="string">
            <text:p>Seek information</text:p>
          </table:table-cell>
          <table:table-cell office:value-type="string" calcext:value-type="string">
            <text:p>Go to shelter</text:p>
          </table:table-cell>
          <table:table-cell office:value-type="string" calcext:value-type="string">
            <text:p>Covered at home</text:p>
          </table:table-cell>
          <table:table-cell office:value-type="string" calcext:value-type="string">
            <text:p>Do nothing</text:p>
          </table:table-cell>
          <table:table-cell office:value-type="string" calcext:value-type="string">
            <text:p>Unawar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igh</text:p>
          </table:table-cell>
          <table:table-cell table:formula="of:=AVERAGE([.A2:.A11])" office:value-type="float" office:value="0.1" calcext:value-type="float">
            <text:p>0,1</text:p>
          </table:table-cell>
          <table:table-cell table:formula="of:=AVERAGE([.B2:.B11])" office:value-type="float" office:value="34" calcext:value-type="float">
            <text:p>34</text:p>
          </table:table-cell>
          <table:table-cell table:formula="of:=AVERAGE([.C2:.C11])" office:value-type="float" office:value="25.9" calcext:value-type="float">
            <text:p>25,9</text:p>
          </table:table-cell>
          <table:table-cell table:formula="of:=AVERAGE([.D2:.D11])" office:value-type="float" office:value="0.9" calcext:value-type="float">
            <text:p>0,9</text:p>
          </table:table-cell>
          <table:table-cell table:formula="of:=AVERAGE([.E2:.E11])" office:value-type="float" office:value="6.3" calcext:value-type="float">
            <text:p>6,3</text:p>
          </table:table-cell>
          <table:table-cell table:formula="of:=AVERAGE([.F2:.F11])" office:value-type="float" office:value="94.2" calcext:value-type="float">
            <text:p>94,2</text:p>
          </table:table-cell>
          <table:table-cell table:formula="of:=AVERAGE([.G2:.G1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w</text:p>
          </table:table-cell>
          <table:table-cell table:formula="of:=AVERAGE([.A13:.A22])" office:value-type="float" office:value="0" calcext:value-type="float">
            <text:p>0</text:p>
          </table:table-cell>
          <table:table-cell table:formula="of:=AVERAGE([.B13:.B22])" office:value-type="float" office:value="24.2" calcext:value-type="float">
            <text:p>24,2</text:p>
          </table:table-cell>
          <table:table-cell table:formula="of:=AVERAGE([.C13:.C22])" office:value-type="float" office:value="18.5" calcext:value-type="float">
            <text:p>18,5</text:p>
          </table:table-cell>
          <table:table-cell table:formula="of:=AVERAGE([.D13:.D22])" office:value-type="float" office:value="0.4" calcext:value-type="float">
            <text:p>0,4</text:p>
          </table:table-cell>
          <table:table-cell table:formula="of:=AVERAGE([.E13:.E22])" office:value-type="float" office:value="2.3" calcext:value-type="float">
            <text:p>2,3</text:p>
          </table:table-cell>
          <table:table-cell table:formula="of:=AVERAGE([.F13:.F22])" office:value-type="float" office:value="68.1" calcext:value-type="float">
            <text:p>68,1</text:p>
          </table:table-cell>
          <table:table-cell table:formula="of:=AVERAGE([.G13:.G2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ight fire</text:p>
          </table:table-cell>
          <table:table-cell office:value-type="string" calcext:value-type="string">
            <text:p>Prepare property</text:p>
          </table:table-cell>
          <table:table-cell office:value-type="string" calcext:value-type="string">
            <text:p>Seek information</text:p>
          </table:table-cell>
          <table:table-cell office:value-type="string" calcext:value-type="string">
            <text:p>Go to shelter</text:p>
          </table:table-cell>
          <table:table-cell office:value-type="string" calcext:value-type="string">
            <text:p>Covered at home</text:p>
          </table:table-cell>
          <table:table-cell office:value-type="string" calcext:value-type="string">
            <text:p>Do nothing</text:p>
          </table:table-cell>
          <table:table-cell office:value-type="string" calcext:value-type="string">
            <text:p>Unawar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nse fire</text:p>
          </table:table-cell>
          <table:table-cell table:formula="of:=100-SUM([.J8:.O8])" office:value-type="float" office:value="0" calcext:value-type="float">
            <text:p>0</text:p>
          </table:table-cell>
          <table:table-cell office:value-type="float" office:value="24.84" calcext:value-type="float">
            <text:p>24,84</text:p>
          </table:table-cell>
          <table:table-cell office:value-type="float" office:value="15.03" calcext:value-type="float">
            <text:p>15,03</text:p>
          </table:table-cell>
          <table:table-cell office:value-type="float" office:value="1.31" calcext:value-type="float">
            <text:p>1,31</text:p>
          </table:table-cell>
          <table:table-cell office:value-type="float" office:value="5.23" calcext:value-type="float">
            <text:p>5,23</text:p>
          </table:table-cell>
          <table:table-cell office:value-type="float" office:value="53.59" calcext:value-type="float">
            <text:p>53,59</text:p>
          </table:table-cell>
          <table:table-cell table:formula="of:=[.O2]*100/SUM([.I2:.O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k fire</text:p>
          </table:table-cell>
          <table:table-cell table:formula="of:=100-SUM([.J9:.O9])" office:value-type="float" office:value="0" calcext:value-type="float">
            <text:p>0</text:p>
          </table:table-cell>
          <table:table-cell office:value-type="float" office:value="25.49" calcext:value-type="float">
            <text:p>25,49</text:p>
          </table:table-cell>
          <table:table-cell office:value-type="float" office:value="19.61" calcext:value-type="float">
            <text:p>19,61</text:p>
          </table:table-cell>
          <table:table-cell table:number-columns-repeated="2" office:value-type="float" office:value="0.98" calcext:value-type="float">
            <text:p>0,98</text:p>
          </table:table-cell>
          <table:table-cell office:value-type="float" office:value="52.94" calcext:value-type="float">
            <text:p>52,94</text:p>
          </table:table-cell>
          <table:table-cell table:formula="of:=[.O3]*100/SUM([.I3:.O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</table:table>
      <table:table table:name="Profils Comparaison" table:style-name="ta1">
        <table:shapes>
          <draw:frame draw:z-index="0" draw:style-name="gr1" draw:text-style-name="P1" svg:width="237.34mm" svg:height="133.34mm" svg:x="108.76mm" svg:y="64.8mm">
            <loext:p draw:notify-on-update-of-ranges="'Profils Comparaison'.G7:'Profils Comparaison'.K7 'Profils Comparaison'.F8:'Profils Comparaison'.F8 'Profils Comparaison'.G8:'Profils Comparaison'.K8 'Profils Comparaison'.F9:'Profils Comparaison'.F9 'Profils Comparaison'.G9:'Profils Comparaison'.K9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Considered defenders</text:p>
          </table:table-cell>
          <table:table-cell office:value-type="string" calcext:value-type="string">
            <text:p>Can-do defenders</text:p>
          </table:table-cell>
          <table:table-cell office:value-type="string" calcext:value-type="string">
            <text:p>Threat monitor</text:p>
          </table:table-cell>
          <table:table-cell office:value-type="string" calcext:value-type="string">
            <text:p>Threat avoiders</text:p>
          </table:table-cell>
          <table:table-cell office:value-type="string" calcext:value-type="string">
            <text:p>Unaware reactor</text:p>
          </table:table-cell>
          <table:table-cell/>
          <table:table-cell office:value-type="string" calcext:value-type="string">
            <text:p>Considered defenders</text:p>
          </table:table-cell>
          <table:table-cell office:value-type="string" calcext:value-type="string">
            <text:p>Can-do defenders</text:p>
          </table:table-cell>
          <table:table-cell office:value-type="string" calcext:value-type="string">
            <text:p>Threat monitor</text:p>
          </table:table-cell>
          <table:table-cell office:value-type="string" calcext:value-type="string">
            <text:p>Threat avoiders</text:p>
          </table:table-cell>
          <table:table-cell office:value-type="string" calcext:value-type="string">
            <text:p>Unaware reactor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Intense fire</text:p>
          </table:table-cell>
          <table:table-cell table:formula="of:=AVERAGE([.A2:.A11])" office:value-type="float" office:value="18.3" calcext:value-type="float">
            <text:p>18,3</text:p>
          </table:table-cell>
          <table:table-cell table:formula="of:=AVERAGE([.B2:.B11])" office:value-type="float" office:value="13.3" calcext:value-type="float">
            <text:p>13,3</text:p>
          </table:table-cell>
          <table:table-cell table:formula="of:=AVERAGE([.C2:.C11])" office:value-type="float" office:value="2.8" calcext:value-type="float">
            <text:p>2,8</text:p>
          </table:table-cell>
          <table:table-cell table:formula="of:=AVERAGE([.D2:.D11])" office:value-type="float" office:value="13.6" calcext:value-type="float">
            <text:p>13,6</text:p>
          </table:table-cell>
          <table:table-cell table:formula="of:=AVERAGE([.E2:.E11])" office:value-type="float" office:value="13.8" calcext:value-type="float">
            <text:p>13,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Weak fire</text:p>
          </table:table-cell>
          <table:table-cell table:formula="of:=AVERAGE([.A13:.A22])" office:value-type="float" office:value="13.2" calcext:value-type="float">
            <text:p>13,2</text:p>
          </table:table-cell>
          <table:table-cell table:formula="of:=AVERAGE([.B13:.B22])" office:value-type="float" office:value="8.5" calcext:value-type="float">
            <text:p>8,5</text:p>
          </table:table-cell>
          <table:table-cell table:formula="of:=AVERAGE([.C13:.C22])" office:value-type="float" office:value="1.4" calcext:value-type="float">
            <text:p>1,4</text:p>
          </table:table-cell>
          <table:table-cell table:formula="of:=AVERAGE([.D13:.D22])" office:value-type="float" office:value="6.4" calcext:value-type="float">
            <text:p>6,4</text:p>
          </table:table-cell>
          <table:table-cell table:formula="of:=AVERAGE([.E13:.E22])" office:value-type="float" office:value="22.8" calcext:value-type="float">
            <text:p>22,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office:value-type="string" calcext:value-type="string">
            <text:p>Considered defenders</text:p>
          </table:table-cell>
          <table:table-cell office:value-type="string" calcext:value-type="string">
            <text:p>Can-do defenders</text:p>
          </table:table-cell>
          <table:table-cell office:value-type="string" calcext:value-type="string">
            <text:p>Threat monitor</text:p>
          </table:table-cell>
          <table:table-cell office:value-type="string" calcext:value-type="string">
            <text:p>Threat avoiders</text:p>
          </table:table-cell>
          <table:table-cell office:value-type="string" calcext:value-type="string">
            <text:p>Unaware reactor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table:style-name="ce1" office:value-type="string" calcext:value-type="string">
            <text:p>Intense fire</text:p>
          </table:table-cell>
          <table:table-cell office:value-type="float" office:value="11.54" calcext:value-type="float">
            <text:p>11,54</text:p>
          </table:table-cell>
          <table:table-cell office:value-type="float" office:value="17.31" calcext:value-type="float">
            <text:p>17,31</text:p>
          </table:table-cell>
          <table:table-cell office:value-type="float" office:value="3.85" calcext:value-type="float">
            <text:p>3,85</text:p>
          </table:table-cell>
          <table:table-cell office:value-type="float" office:value="30.77" calcext:value-type="float">
            <text:p>30,77</text:p>
          </table:table-cell>
          <table:table-cell office:value-type="float" office:value="36.54" calcext:value-type="float">
            <text:p>36,54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table:style-name="ce1" office:value-type="string" calcext:value-type="string">
            <text:p>Weak fire</text:p>
          </table:table-cell>
          <table:table-cell office:value-type="float" office:value="19.57" calcext:value-type="float">
            <text:p>19,57</text:p>
          </table:table-cell>
          <table:table-cell office:value-type="float" office:value="21.74" calcext:value-type="float">
            <text:p>21,74</text:p>
          </table:table-cell>
          <table:table-cell office:value-type="float" office:value="6.52" calcext:value-type="float">
            <text:p>6,52</text:p>
          </table:table-cell>
          <table:table-cell office:value-type="float" office:value="19.57" calcext:value-type="float">
            <text:p>19,57</text:p>
          </table:table-cell>
          <table:table-cell office:value-type="float" office:value="32.61" calcext:value-type="float">
            <text:p>32,6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0">00/00/0000</text:date>, <text:time style:data-style-name="N2" text:time-value="17:13:47.92175519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2T09:21:57.349145640</meta:creation-date>
    <dc:date>2016-06-20T17:24:18.235096335</dc:date>
    <meta:editing-duration>PT2H10M31S</meta:editing-duration>
    <meta:editing-cycles>9</meta:editing-cycles>
    <meta:generator>LibreOffice/5.1.3.2$Linux_X86_64 LibreOffice_project/10m0$Build-2</meta:generator>
    <meta:document-statistic meta:table-count="6" meta:cell-count="618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series-source="rows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data-label-number="percentage" chart:data-label-text="false" chart:data-label-symbol="false" chart:label-position="avoid-overlap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chart-properties chart:solid-type="cuboid"/>
      <style:graphic-properties draw:fill-color="#314004"/>
    </style:style>
    <style:style style:name="ch15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9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20" style:family="chart" style:data-style-name="N0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21" style:family="chart" style:data-style-name="N0">
      <style:chart-properties chart:link-data-style-to-source="true"/>
      <style:graphic-properties draw:stroke="none" draw:fill-color="#aecf00"/>
      <style:text-properties fo:font-size="10pt" style:font-size-asian="10pt" style:font-size-complex="10pt"/>
    </style:style>
    <style:style style:name="ch22" style:family="chart" style:data-style-name="N0">
      <style:chart-properties chart:link-data-style-to-source="true"/>
      <style:graphic-properties draw:stroke="none" draw:fill-color="#4b1f6f"/>
      <style:text-properties fo:font-size="10pt" style:font-size-asian="10pt" style:font-size-complex="10pt"/>
    </style:style>
    <style:style style:name="ch23" style:family="chart" style:data-style-name="N0">
      <style:chart-properties chart:link-data-style-to-source="true"/>
      <style:graphic-properties draw:stroke="none" draw:fill-color="#ff950e"/>
      <style:text-properties fo:font-size="10pt" style:font-size-asian="10pt" style:font-size-complex="10pt"/>
    </style:style>
    <style:style style:name="ch24" style:family="chart">
      <style:graphic-properties draw:stroke="solid" svg:stroke-color="#b3b3b3" draw:fill="none" draw:fill-color="#e6e6e6"/>
    </style:style>
    <style:style style:name="ch2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legend chart:legend-position="end" svg:x="12.626cm" svg:y="2.707cm" style:legend-expansion="high" chart:style-name="ch2"/>
        <chart:plot-area chart:style-name="ch3" table:cell-range-address="'Low Last Plan'.A1:'Low Last Plan'.G11" chart:data-source-has-labels="row" svg:x="0.32cm" svg:y="0.18cm" svg:width="11.986cm" svg:height="8.64cm">
          <chartooo:coordinate-region svg:x="1.993cm" svg:y="0.181cm" svg:width="8.639cm" svg:height="8.639cm"/>
          <chart:axis chart:dimension="x" chart:name="primary-x" chart:style-name="ch4" chartooo:axis-type="auto">
            <chartooo:date-scale/>
            <chart:categories table:cell-range-address="'Low Last Plan'.A1:'Low Last Plan'.G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Low Last Plan'.A2:'Low Last Plan'.G2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series chart:style-name="ch15" chart:values-cell-range-address="'Low Last Plan'.A3:'Low Last Plan'.G3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series chart:style-name="ch16" chart:values-cell-range-address="'Low Last Plan'.A4:'Low Last Plan'.G4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series chart:style-name="ch17" chart:values-cell-range-address="'Low Last Plan'.A5:'Low Last Plan'.G5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series chart:style-name="ch18" chart:values-cell-range-address="'Low Last Plan'.A6:'Low Last Plan'.G6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series chart:style-name="ch19" chart:values-cell-range-address="'Low Last Plan'.A7:'Low Last Plan'.G7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series chart:style-name="ch20" chart:values-cell-range-address="'Low Last Plan'.A8:'Low Last Plan'.G8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series chart:style-name="ch21" chart:values-cell-range-address="'Low Last Plan'.A9:'Low Last Plan'.G9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series chart:style-name="ch22" chart:values-cell-range-address="'Low Last Plan'.A10:'Low Last Plan'.G10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series chart:style-name="ch23" chart:values-cell-range-address="'Low Last Plan'.A11:'Low Last Plan'.G11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24"/>
          <chart:floor chart:style-name="ch2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ight fire</text:p>
                <draw:g>
                  <svg:desc>'Low Last Plan'.A1:'Low Last Plan'.G1</svg:desc>
                </draw:g>
              </table:table-cell>
              <table:table-cell office:value-type="string">
                <text:p>Prepare property</text:p>
              </table:table-cell>
              <table:table-cell office:value-type="string">
                <text:p>Seek information</text:p>
              </table:table-cell>
              <table:table-cell office:value-type="string">
                <text:p>Go to shelter</text:p>
              </table:table-cell>
              <table:table-cell office:value-type="string">
                <text:p>Covered at home</text:p>
              </table:table-cell>
              <table:table-cell office:value-type="string">
                <text:p>Do nothing</text:p>
              </table:table-cell>
              <table:table-cell office:value-type="string">
                <text:p>Unaware</text:p>
              </table:table-cell>
            </table:table-row>
          </table:table-header-rows>
          <table:table-rows>
            <table:table-row>
              <table:table-cell office:value-type="string">
                <text:p>Row 2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Low Last Plan'.A2:'Low Last Plan'.G2</svg:desc>
                </draw:g>
              </table:table-cell>
              <table:table-cell office:value-type="float" office:value="26">
                <text:p>26</text:p>
              </table:table-cell>
              <table:table-cell office:value-type="float" office:value="20">
                <text:p>2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54">
                <text:p>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Low Last Plan'.A3:'Low Last Plan'.G3</svg:desc>
                </draw:g>
              </table:table-cell>
              <table:table-cell office:value-type="float" office:value="22">
                <text:p>22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85">
                <text:p>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4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Low Last Plan'.A4:'Low Last Plan'.G4</svg:desc>
                </draw:g>
              </table:table-cell>
              <table:table-cell office:value-type="float" office:value="22">
                <text:p>22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70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5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Low Last Plan'.A5:'Low Last Plan'.G5</svg:desc>
                </draw:g>
              </table:table-cell>
              <table:table-cell office:value-type="float" office:value="21">
                <text:p>21</text:p>
              </table:table-cell>
              <table:table-cell office:value-type="float" office:value="14">
                <text:p>1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52">
                <text:p>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6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Low Last Plan'.A6:'Low Last Plan'.G6</svg:desc>
                </draw:g>
              </table:table-cell>
              <table:table-cell office:value-type="float" office:value="29">
                <text:p>29</text:p>
              </table:table-cell>
              <table:table-cell office:value-type="float" office:value="15">
                <text:p>1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75">
                <text:p>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7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Low Last Plan'.A7:'Low Last Plan'.G7</svg:desc>
                </draw:g>
              </table:table-cell>
              <table:table-cell office:value-type="float" office:value="35">
                <text:p>35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66">
                <text:p>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8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Low Last Plan'.A8:'Low Last Plan'.G8</svg:desc>
                </draw:g>
              </table:table-cell>
              <table:table-cell office:value-type="float" office:value="23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83">
                <text:p>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9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Low Last Plan'.A9:'Low Last Plan'.G9</svg:desc>
                </draw:g>
              </table:table-cell>
              <table:table-cell office:value-type="float" office:value="19">
                <text:p>19</text:p>
              </table:table-cell>
              <table:table-cell office:value-type="float" office:value="15">
                <text:p>1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52">
                <text:p>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10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Low Last Plan'.A10:'Low Last Plan'.G10</svg:desc>
                </draw:g>
              </table:table-cell>
              <table:table-cell office:value-type="float" office:value="25">
                <text:p>25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86">
                <text:p>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11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Low Last Plan'.A11:'Low Last Plan'.G11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58">
                <text:p>58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series-source="rows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data-label-number="percentage" chart:data-label-text="false" chart:data-label-symbol="false" chart:label-position="avoid-overlap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9" style:family="chart" style:data-style-name="N0">
      <style:chart-properties chart:link-data-style-to-source="true"/>
      <style:graphic-properties draw:stroke="none" draw:fill-color="#aecf00"/>
      <style:text-properties fo:font-size="10pt" style:font-size-asian="10pt" style:font-size-complex="10pt"/>
    </style:style>
    <style:style style:name="ch20" style:family="chart" style:data-style-name="N0">
      <style:chart-properties chart:link-data-style-to-source="true"/>
      <style:graphic-properties draw:stroke="none" draw:fill-color="#4b1f6f"/>
      <style:text-properties fo:font-size="10pt" style:font-size-asian="10pt" style:font-size-complex="10pt"/>
    </style:style>
    <style:style style:name="ch21" style:family="chart" style:data-style-name="N0">
      <style:chart-properties chart:link-data-style-to-source="true"/>
      <style:graphic-properties draw:stroke="none" draw:fill-color="#ff950e"/>
      <style:text-properties fo:font-size="10pt" style:font-size-asian="10pt" style:font-size-complex="10pt"/>
    </style:style>
    <style:style style:name="ch22" style:family="chart">
      <style:graphic-properties draw:stroke="solid" svg:stroke-color="#b3b3b3" draw:fill="none" draw:fill-color="#e6e6e6"/>
    </style:style>
    <style:style style:name="ch2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legend chart:legend-position="end" svg:x="11.911cm" svg:y="3.205cm" style:legend-expansion="high" chart:style-name="ch2"/>
        <chart:plot-area chart:style-name="ch3" table:cell-range-address="'Low Profils'.A1:'Low Profils'.E11" chart:data-source-has-labels="row" svg:x="0.32cm" svg:y="0.18cm" svg:width="11.271cm" svg:height="8.64cm">
          <chartooo:coordinate-region svg:x="1.636cm" svg:y="0.181cm" svg:width="8.639cm" svg:height="8.639cm"/>
          <chart:axis chart:dimension="x" chart:name="primary-x" chart:style-name="ch4" chartooo:axis-type="auto">
            <chartooo:date-scale/>
            <chart:categories table:cell-range-address="'Low Profils'.A1:'Low Profils'.E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Low Profils'.A2:'Low Profils'.E2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</chart:series>
          <chart:series chart:style-name="ch13" chart:values-cell-range-address="'Low Profils'.A3:'Low Profils'.E3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</chart:series>
          <chart:series chart:style-name="ch14" chart:values-cell-range-address="'Low Profils'.A4:'Low Profils'.E4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</chart:series>
          <chart:series chart:style-name="ch15" chart:values-cell-range-address="'Low Profils'.A5:'Low Profils'.E5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</chart:series>
          <chart:series chart:style-name="ch16" chart:values-cell-range-address="'Low Profils'.A6:'Low Profils'.E6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</chart:series>
          <chart:series chart:style-name="ch17" chart:values-cell-range-address="'Low Profils'.A7:'Low Profils'.E7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</chart:series>
          <chart:series chart:style-name="ch18" chart:values-cell-range-address="'Low Profils'.A8:'Low Profils'.E8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</chart:series>
          <chart:series chart:style-name="ch19" chart:values-cell-range-address="'Low Profils'.A9:'Low Profils'.E9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</chart:series>
          <chart:series chart:style-name="ch20" chart:values-cell-range-address="'Low Profils'.A10:'Low Profils'.E10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</chart:series>
          <chart:series chart:style-name="ch21" chart:values-cell-range-address="'Low Profils'.A11:'Low Profils'.E11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22"/>
          <chart:floor chart:style-name="ch2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nsidered defenders</text:p>
                <draw:g>
                  <svg:desc>'Low Profils'.A1:'Low Profils'.E1</svg:desc>
                </draw:g>
              </table:table-cell>
              <table:table-cell office:value-type="string">
                <text:p>Can-do defenders</text:p>
              </table:table-cell>
              <table:table-cell office:value-type="string">
                <text:p>Threat monitor</text:p>
              </table:table-cell>
              <table:table-cell office:value-type="string">
                <text:p>Threat avoiders</text:p>
              </table:table-cell>
              <table:table-cell office:value-type="string">
                <text:p>Unaware reactor</text:p>
              </table:table-cell>
            </table:table-row>
          </table:table-header-rows>
          <table:table-rows>
            <table:table-row>
              <table:table-cell office:value-type="string">
                <text:p>Row 2</text:p>
                <draw:g>
                  <svg:desc/>
                </draw:g>
              </table:table-cell>
              <table:table-cell office:value-type="float" office:value="9">
                <text:p>9</text:p>
                <draw:g>
                  <svg:desc>'Low Profils'.A2:'Low Profils'.E2</svg:desc>
                </draw:g>
              </table:table-cell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10">
                <text:p>10</text:p>
                <draw:g>
                  <svg:desc>'Low Profils'.A3:'Low Profils'.E3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Row 4</text:p>
                <draw:g>
                  <svg:desc/>
                </draw:g>
              </table:table-cell>
              <table:table-cell office:value-type="float" office:value="16">
                <text:p>16</text:p>
                <draw:g>
                  <svg:desc>'Low Profils'.A4:'Low Profils'.E4</svg:desc>
                </draw:g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Row 5</text:p>
                <draw:g>
                  <svg:desc/>
                </draw:g>
              </table:table-cell>
              <table:table-cell office:value-type="float" office:value="15">
                <text:p>15</text:p>
                <draw:g>
                  <svg:desc>'Low Profils'.A5:'Low Profils'.E5</svg:desc>
                </draw:g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Row 6</text:p>
                <draw:g>
                  <svg:desc/>
                </draw:g>
              </table:table-cell>
              <table:table-cell office:value-type="float" office:value="18">
                <text:p>18</text:p>
                <draw:g>
                  <svg:desc>'Low Profils'.A6:'Low Profils'.E6</svg:desc>
                </draw:g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Row 7</text:p>
                <draw:g>
                  <svg:desc/>
                </draw:g>
              </table:table-cell>
              <table:table-cell office:value-type="float" office:value="8">
                <text:p>8</text:p>
                <draw:g>
                  <svg:desc>'Low Profils'.A7:'Low Profils'.E7</svg:desc>
                </draw:g>
              </table:table-cell>
              <table:table-cell office:value-type="float" office:value="13">
                <text:p>13</text:p>
              </table:table-cell>
              <table:table-cell office:value-type="float" office:value="3">
                <text:p>3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Row 8</text:p>
                <draw:g>
                  <svg:desc/>
                </draw:g>
              </table:table-cell>
              <table:table-cell office:value-type="float" office:value="11">
                <text:p>11</text:p>
                <draw:g>
                  <svg:desc>'Low Profils'.A8:'Low Profils'.E8</svg:desc>
                </draw:g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Row 9</text:p>
                <draw:g>
                  <svg:desc/>
                </draw:g>
              </table:table-cell>
              <table:table-cell office:value-type="float" office:value="13">
                <text:p>13</text:p>
                <draw:g>
                  <svg:desc>'Low Profils'.A9:'Low Profils'.E9</svg:desc>
                </draw:g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Row 10</text:p>
                <draw:g>
                  <svg:desc/>
                </draw:g>
              </table:table-cell>
              <table:table-cell office:value-type="float" office:value="18">
                <text:p>18</text:p>
                <draw:g>
                  <svg:desc>'Low Profils'.A10:'Low Profils'.E10</svg:desc>
                </draw:g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Row 11</text:p>
                <draw:g>
                  <svg:desc/>
                </draw:g>
              </table:table-cell>
              <table:table-cell office:value-type="float" office:value="14">
                <text:p>14</text:p>
                <draw:g>
                  <svg:desc>'Low Profils'.A11:'Low Profils'.E11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25">
                <text:p>2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series-source="rows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data-label-number="percentage" chart:data-label-text="false" chart:data-label-symbol="false" chart:label-position="avoid-overlap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chart-properties chart:solid-type="cuboid"/>
      <style:graphic-properties draw:fill-color="#314004"/>
    </style:style>
    <style:style style:name="ch15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9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20" style:family="chart" style:data-style-name="N0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21" style:family="chart" style:data-style-name="N0">
      <style:chart-properties chart:link-data-style-to-source="true"/>
      <style:graphic-properties draw:stroke="none" draw:fill-color="#aecf00"/>
      <style:text-properties fo:font-size="10pt" style:font-size-asian="10pt" style:font-size-complex="10pt"/>
    </style:style>
    <style:style style:name="ch22" style:family="chart" style:data-style-name="N0">
      <style:chart-properties chart:link-data-style-to-source="true"/>
      <style:graphic-properties draw:stroke="none" draw:fill-color="#4b1f6f"/>
      <style:text-properties fo:font-size="10pt" style:font-size-asian="10pt" style:font-size-complex="10pt"/>
    </style:style>
    <style:style style:name="ch23" style:family="chart" style:data-style-name="N0">
      <style:chart-properties chart:link-data-style-to-source="true"/>
      <style:graphic-properties draw:stroke="none" draw:fill-color="#ff950e"/>
      <style:text-properties fo:font-size="10pt" style:font-size-asian="10pt" style:font-size-complex="10pt"/>
    </style:style>
    <style:style style:name="ch24" style:family="chart">
      <style:graphic-properties draw:stroke="solid" svg:stroke-color="#b3b3b3" draw:fill="none" draw:fill-color="#e6e6e6"/>
    </style:style>
    <style:style style:name="ch2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legend chart:legend-position="end" svg:x="12.626cm" svg:y="2.707cm" style:legend-expansion="high" chart:style-name="ch2"/>
        <chart:plot-area chart:style-name="ch3" table:cell-range-address="'High Last Plan'.A1:'High Last Plan'.G11" chart:data-source-has-labels="row" svg:x="0.32cm" svg:y="0.18cm" svg:width="11.986cm" svg:height="8.64cm">
          <chartooo:coordinate-region svg:x="1.993cm" svg:y="0.181cm" svg:width="8.639cm" svg:height="8.639cm"/>
          <chart:axis chart:dimension="x" chart:name="primary-x" chart:style-name="ch4" chartooo:axis-type="auto">
            <chartooo:date-scale/>
            <chart:categories table:cell-range-address="'High Last Plan'.A1:'High Last Plan'.G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High Last Plan'.A2:'High Last Plan'.G2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series chart:style-name="ch15" chart:values-cell-range-address="'High Last Plan'.A3:'High Last Plan'.G3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series chart:style-name="ch16" chart:values-cell-range-address="'High Last Plan'.A4:'High Last Plan'.G4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series chart:style-name="ch17" chart:values-cell-range-address="'High Last Plan'.A5:'High Last Plan'.G5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series chart:style-name="ch18" chart:values-cell-range-address="'High Last Plan'.A6:'High Last Plan'.G6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series chart:style-name="ch19" chart:values-cell-range-address="'High Last Plan'.A7:'High Last Plan'.G7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series chart:style-name="ch20" chart:values-cell-range-address="'High Last Plan'.A8:'High Last Plan'.G8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series chart:style-name="ch21" chart:values-cell-range-address="'High Last Plan'.A9:'High Last Plan'.G9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series chart:style-name="ch22" chart:values-cell-range-address="'High Last Plan'.A10:'High Last Plan'.G10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series chart:style-name="ch23" chart:values-cell-range-address="'High Last Plan'.A11:'High Last Plan'.G11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24"/>
          <chart:floor chart:style-name="ch2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ight fire</text:p>
                <draw:g>
                  <svg:desc>'High Last Plan'.A1:'High Last Plan'.G1</svg:desc>
                </draw:g>
              </table:table-cell>
              <table:table-cell office:value-type="string">
                <text:p>Prepare property</text:p>
              </table:table-cell>
              <table:table-cell office:value-type="string">
                <text:p>Seek information</text:p>
              </table:table-cell>
              <table:table-cell office:value-type="string">
                <text:p>Go to shelter</text:p>
              </table:table-cell>
              <table:table-cell office:value-type="string">
                <text:p>Covered at home</text:p>
              </table:table-cell>
              <table:table-cell office:value-type="string">
                <text:p>Do nothing</text:p>
              </table:table-cell>
              <table:table-cell office:value-type="string">
                <text:p>Unaware</text:p>
              </table:table-cell>
            </table:table-row>
          </table:table-header-rows>
          <table:table-rows>
            <table:table-row>
              <table:table-cell office:value-type="string">
                <text:p>Row 2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High Last Plan'.A2:'High Last Plan'.G2</svg:desc>
                </draw:g>
              </table:table-cell>
              <table:table-cell office:value-type="float" office:value="38">
                <text:p>38</text:p>
              </table:table-cell>
              <table:table-cell office:value-type="float" office:value="23">
                <text:p>23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82">
                <text:p>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High Last Plan'.A3:'High Last Plan'.G3</svg:desc>
                </draw:g>
              </table:table-cell>
              <table:table-cell office:value-type="float" office:value="37">
                <text:p>37</text:p>
              </table:table-cell>
              <table:table-cell office:value-type="float" office:value="23">
                <text:p>23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109">
                <text:p>1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4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High Last Plan'.A4:'High Last Plan'.G4</svg:desc>
                </draw:g>
              </table:table-cell>
              <table:table-cell office:value-type="float" office:value="36">
                <text:p>36</text:p>
              </table:table-cell>
              <table:table-cell office:value-type="float" office:value="27">
                <text:p>27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8">
                <text:p>1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5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High Last Plan'.A5:'High Last Plan'.G5</svg:desc>
                </draw:g>
              </table:table-cell>
              <table:table-cell office:value-type="float" office:value="30">
                <text:p>30</text:p>
              </table:table-cell>
              <table:table-cell office:value-type="float" office:value="26">
                <text:p>26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  <table:table-cell office:value-type="float" office:value="89">
                <text:p>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6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High Last Plan'.A6:'High Last Plan'.G6</svg:desc>
                </draw:g>
              </table:table-cell>
              <table:table-cell office:value-type="float" office:value="26">
                <text:p>26</text:p>
              </table:table-cell>
              <table:table-cell office:value-type="float" office:value="22">
                <text:p>22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101">
                <text:p>1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7</text:p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'High Last Plan'.A7:'High Last Plan'.G7</svg:desc>
                </draw:g>
              </table:table-cell>
              <table:table-cell office:value-type="float" office:value="41">
                <text:p>41</text:p>
              </table:table-cell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08">
                <text:p>1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8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High Last Plan'.A8:'High Last Plan'.G8</svg:desc>
                </draw:g>
              </table:table-cell>
              <table:table-cell office:value-type="float" office:value="41">
                <text:p>41</text:p>
              </table:table-cell>
              <table:table-cell office:value-type="float" office:value="24">
                <text:p>24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102">
                <text:p>1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9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High Last Plan'.A9:'High Last Plan'.G9</svg:desc>
                </draw:g>
              </table:table-cell>
              <table:table-cell office:value-type="float" office:value="32">
                <text:p>32</text:p>
              </table:table-cell>
              <table:table-cell office:value-type="float" office:value="28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10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High Last Plan'.A10:'High Last Plan'.G10</svg:desc>
                </draw:g>
              </table:table-cell>
              <table:table-cell office:value-type="float" office:value="24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77">
                <text:p>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11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High Last Plan'.A11:'High Last Plan'.G11</svg:desc>
                </draw:g>
              </table:table-cell>
              <table:table-cell office:value-type="float" office:value="35">
                <text:p>35</text:p>
              </table:table-cell>
              <table:table-cell office:value-type="float" office:value="39">
                <text:p>39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8">
                <text:p>88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series-source="rows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data-label-number="percentage" chart:data-label-text="false" chart:data-label-symbol="false" chart:label-position="avoid-overlap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9" style:family="chart" style:data-style-name="N0">
      <style:chart-properties chart:link-data-style-to-source="true"/>
      <style:graphic-properties draw:stroke="none" draw:fill-color="#aecf00"/>
      <style:text-properties fo:font-size="10pt" style:font-size-asian="10pt" style:font-size-complex="10pt"/>
    </style:style>
    <style:style style:name="ch20" style:family="chart" style:data-style-name="N0">
      <style:chart-properties chart:link-data-style-to-source="true"/>
      <style:graphic-properties draw:stroke="none" draw:fill-color="#4b1f6f"/>
      <style:text-properties fo:font-size="10pt" style:font-size-asian="10pt" style:font-size-complex="10pt"/>
    </style:style>
    <style:style style:name="ch21" style:family="chart" style:data-style-name="N0">
      <style:chart-properties chart:link-data-style-to-source="true"/>
      <style:graphic-properties draw:stroke="none" draw:fill-color="#ff950e"/>
      <style:text-properties fo:font-size="10pt" style:font-size-asian="10pt" style:font-size-complex="10pt"/>
    </style:style>
    <style:style style:name="ch22" style:family="chart">
      <style:graphic-properties draw:stroke="solid" svg:stroke-color="#b3b3b3" draw:fill="none" draw:fill-color="#e6e6e6"/>
    </style:style>
    <style:style style:name="ch2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legend chart:legend-position="end" svg:x="11.911cm" svg:y="3.205cm" style:legend-expansion="high" chart:style-name="ch2"/>
        <chart:plot-area chart:style-name="ch3" table:cell-range-address="'High Profils'.A1:'High Profils'.E11" chart:data-source-has-labels="row" svg:x="0.32cm" svg:y="0.18cm" svg:width="11.271cm" svg:height="8.64cm">
          <chartooo:coordinate-region svg:x="1.636cm" svg:y="0.181cm" svg:width="8.639cm" svg:height="8.639cm"/>
          <chart:axis chart:dimension="x" chart:name="primary-x" chart:style-name="ch4" chartooo:axis-type="auto">
            <chartooo:date-scale/>
            <chart:categories table:cell-range-address="'High Profils'.A1:'High Profils'.E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High Profils'.A2:'High Profils'.E2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</chart:series>
          <chart:series chart:style-name="ch13" chart:values-cell-range-address="'High Profils'.A3:'High Profils'.E3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</chart:series>
          <chart:series chart:style-name="ch14" chart:values-cell-range-address="'High Profils'.A4:'High Profils'.E4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</chart:series>
          <chart:series chart:style-name="ch15" chart:values-cell-range-address="'High Profils'.A5:'High Profils'.E5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</chart:series>
          <chart:series chart:style-name="ch16" chart:values-cell-range-address="'High Profils'.A6:'High Profils'.E6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</chart:series>
          <chart:series chart:style-name="ch17" chart:values-cell-range-address="'High Profils'.A7:'High Profils'.E7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</chart:series>
          <chart:series chart:style-name="ch18" chart:values-cell-range-address="'High Profils'.A8:'High Profils'.E8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</chart:series>
          <chart:series chart:style-name="ch19" chart:values-cell-range-address="'High Profils'.A9:'High Profils'.E9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</chart:series>
          <chart:series chart:style-name="ch20" chart:values-cell-range-address="'High Profils'.A10:'High Profils'.E10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</chart:series>
          <chart:series chart:style-name="ch21" chart:values-cell-range-address="'High Profils'.A11:'High Profils'.E11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22"/>
          <chart:floor chart:style-name="ch2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nsidered defenders</text:p>
                <draw:g>
                  <svg:desc>'High Profils'.A1:'High Profils'.E1</svg:desc>
                </draw:g>
              </table:table-cell>
              <table:table-cell office:value-type="string">
                <text:p>Can-do defenders</text:p>
              </table:table-cell>
              <table:table-cell office:value-type="string">
                <text:p>Threat monitor</text:p>
              </table:table-cell>
              <table:table-cell office:value-type="string">
                <text:p>Threat avoiders</text:p>
              </table:table-cell>
              <table:table-cell office:value-type="string">
                <text:p>Unaware reactor</text:p>
              </table:table-cell>
            </table:table-row>
          </table:table-header-rows>
          <table:table-rows>
            <table:table-row>
              <table:table-cell office:value-type="string">
                <text:p>Row 2</text:p>
                <draw:g>
                  <svg:desc/>
                </draw:g>
              </table:table-cell>
              <table:table-cell office:value-type="float" office:value="6">
                <text:p>6</text:p>
                <draw:g>
                  <svg:desc>'High Profils'.A2:'High Profils'.E2</svg:desc>
                </draw:g>
              </table:table-cell>
              <table:table-cell office:value-type="float" office:value="9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16">
                <text:p>1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22">
                <text:p>22</text:p>
                <draw:g>
                  <svg:desc>'High Profils'.A3:'High Profils'.E3</svg:desc>
                </draw:g>
              </table:table-cell>
              <table:table-cell office:value-type="float" office:value="17">
                <text:p>17</text:p>
              </table:table-cell>
              <table:table-cell office:value-type="float" office:value="2">
                <text:p>2</text:p>
              </table:table-cell>
              <table:table-cell office:value-type="float" office:value="12">
                <text:p>1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Row 4</text:p>
                <draw:g>
                  <svg:desc/>
                </draw:g>
              </table:table-cell>
              <table:table-cell office:value-type="float" office:value="21">
                <text:p>21</text:p>
                <draw:g>
                  <svg:desc>'High Profils'.A4:'High Profils'.E4</svg:desc>
                </draw:g>
              </table:table-cell>
              <table:table-cell office:value-type="float" office:value="11">
                <text:p>11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Row 5</text:p>
                <draw:g>
                  <svg:desc/>
                </draw:g>
              </table:table-cell>
              <table:table-cell office:value-type="float" office:value="17">
                <text:p>17</text:p>
                <draw:g>
                  <svg:desc>'High Profils'.A5:'High Profils'.E5</svg:desc>
                </draw:g>
              </table:table-cell>
              <table:table-cell office:value-type="float" office:value="14">
                <text:p>14</text:p>
              </table:table-cell>
              <table:table-cell office:value-type="float" office:value="5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Row 6</text:p>
                <draw:g>
                  <svg:desc/>
                </draw:g>
              </table:table-cell>
              <table:table-cell office:value-type="float" office:value="30">
                <text:p>30</text:p>
                <draw:g>
                  <svg:desc>'High Profils'.A6:'High Profils'.E6</svg:desc>
                </draw:g>
              </table:table-cell>
              <table:table-cell office:value-type="float" office:value="11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Row 7</text:p>
                <draw:g>
                  <svg:desc/>
                </draw:g>
              </table:table-cell>
              <table:table-cell office:value-type="float" office:value="23">
                <text:p>23</text:p>
                <draw:g>
                  <svg:desc>'High Profils'.A7:'High Profils'.E7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Row 8</text:p>
                <draw:g>
                  <svg:desc/>
                </draw:g>
              </table:table-cell>
              <table:table-cell office:value-type="float" office:value="15">
                <text:p>15</text:p>
                <draw:g>
                  <svg:desc>'High Profils'.A8:'High Profils'.E8</svg:desc>
                </draw:g>
              </table:table-cell>
              <table:table-cell office:value-type="float" office:value="18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17">
                <text:p>1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Row 9</text:p>
                <draw:g>
                  <svg:desc/>
                </draw:g>
              </table:table-cell>
              <table:table-cell office:value-type="float" office:value="10">
                <text:p>10</text:p>
                <draw:g>
                  <svg:desc>'High Profils'.A9:'High Profils'.E9</svg:desc>
                </draw:g>
              </table:table-cell>
              <table:table-cell office:value-type="float" office:value="10">
                <text:p>10</text:p>
              </table:table-cell>
              <table:table-cell office:value-type="float" office:value="4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Row 10</text:p>
                <draw:g>
                  <svg:desc/>
                </draw:g>
              </table:table-cell>
              <table:table-cell office:value-type="float" office:value="20">
                <text:p>20</text:p>
                <draw:g>
                  <svg:desc>'High Profils'.A10:'High Profils'.E10</svg:desc>
                </draw:g>
              </table:table-cell>
              <table:table-cell office:value-type="float" office:value="12">
                <text:p>12</text:p>
              </table:table-cell>
              <table:table-cell office:value-type="float" office:value="2">
                <text:p>2</text:p>
              </table:table-cell>
              <table:table-cell office:value-type="float" office:value="13">
                <text:p>1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Row 11</text:p>
                <draw:g>
                  <svg:desc/>
                </draw:g>
              </table:table-cell>
              <table:table-cell office:value-type="float" office:value="19">
                <text:p>19</text:p>
                <draw:g>
                  <svg:desc>'High Profils'.A11:'High Profils'.E11</svg:desc>
                </draw:g>
              </table:table-cell>
              <table:table-cell office:value-type="float" office:value="11">
                <text:p>11</text:p>
              </table:table-cell>
              <table:table-cell office:value-type="float" office:value="6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2.743cm" svg:height="11.9cm" xlink:href=".." xlink:type="simple" chart:class="chart:bar" chart:style-name="ch1">
        <chart:title svg:x="8.457cm" svg:y="0.374cm" chart:style-name="ch2">
          <text:p>Comparison of death causes</text:p>
        </chart:title>
        <chart:legend chart:legend-position="end" svg:x="20.268cm" svg:y="5.402cm" style:legend-expansion="high" chart:style-name="ch3"/>
        <chart:plot-area chart:style-name="ch4" table:cell-range-address="'Last Plan Comparaison'.H7:'Last Plan Comparaison'.N9" chart:data-source-has-labels="both" svg:x="1.465cm" svg:y="1.391cm" svg:width="18.349cm" svg:height="9.29cm">
          <chartooo:coordinate-region svg:x="2.086cm" svg:y="1.59cm" svg:width="17.728cm" svg:height="8.444cm"/>
          <chart:axis chart:dimension="x" chart:name="primary-x" chart:style-name="ch5" chartooo:axis-type="auto">
            <chartooo:date-scale/>
            <chart:title svg:x="9.92cm" svg:y="10.919cm" chart:style-name="ch6">
              <text:p>Last plan</text:p>
            </chart:title>
            <chart:categories table:cell-range-address="'Last Plan Comparaison'.I7:'Last Plan Comparaison'.N7"/>
          </chart:axis>
          <chart:axis chart:dimension="y" chart:name="primary-y" chart:style-name="ch7">
            <chart:title svg:x="0.451cm" svg:y="6.94cm" chart:style-name="ch8">
              <text:p>Percent (%)</text:p>
            </chart:title>
            <chart:grid chart:style-name="ch9" chart:class="major"/>
          </chart:axis>
          <chart:series chart:style-name="ch10" chart:values-cell-range-address="'Last Plan Comparaison'.I8:'Last Plan Comparaison'.N8" chart:label-cell-address="'Last Plan Comparaison'.H8:'Last Plan Comparaison'.H8" chart:class="chart:bar">
            <chart:data-point chart:repeated="6"/>
          </chart:series>
          <chart:series chart:style-name="ch11" chart:values-cell-range-address="'Last Plan Comparaison'.I9:'Last Plan Comparaison'.N9" chart:label-cell-address="'Last Plan Comparaison'.H9:'Last Plan Comparaison'.H9" chart:class="chart:ba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ight fire</text:p>
                <draw:g>
                  <svg:desc>'Last Plan Comparaison'.I7:'Last Plan Comparaison'.N7</svg:desc>
                </draw:g>
              </table:table-cell>
              <table:table-cell office:value-type="string">
                <text:p>Prepare property</text:p>
              </table:table-cell>
              <table:table-cell office:value-type="string">
                <text:p>Seek information</text:p>
              </table:table-cell>
              <table:table-cell office:value-type="string">
                <text:p>Go to shelter</text:p>
              </table:table-cell>
              <table:table-cell office:value-type="string">
                <text:p>Covered at home</text:p>
              </table:table-cell>
              <table:table-cell office:value-type="string">
                <text:p>Do nothing</text:p>
              </table:table-cell>
            </table:table-row>
          </table:table-header-rows>
          <table:table-rows>
            <table:table-row>
              <table:table-cell office:value-type="string">
                <text:p>Intense fire</text:p>
                <draw:g>
                  <svg:desc>'Last Plan Comparaison'.H8:'Last Plan Comparaison'.H8</svg:desc>
                </draw:g>
              </table:table-cell>
              <table:table-cell office:value-type="float" office:value="0">
                <text:p>0</text:p>
                <draw:g>
                  <svg:desc>'Last Plan Comparaison'.I8:'Last Plan Comparaison'.N8</svg:desc>
                </draw:g>
              </table:table-cell>
              <table:table-cell office:value-type="float" office:value="24.84">
                <text:p>24.84</text:p>
              </table:table-cell>
              <table:table-cell office:value-type="float" office:value="15.03">
                <text:p>15.03</text:p>
              </table:table-cell>
              <table:table-cell office:value-type="float" office:value="1.31">
                <text:p>1.31</text:p>
              </table:table-cell>
              <table:table-cell office:value-type="float" office:value="5.23">
                <text:p>5.23</text:p>
              </table:table-cell>
              <table:table-cell office:value-type="float" office:value="53.59">
                <text:p>53.59</text:p>
              </table:table-cell>
            </table:table-row>
            <table:table-row>
              <table:table-cell office:value-type="string">
                <text:p>Weak fire</text:p>
                <draw:g>
                  <svg:desc>'Last Plan Comparaison'.H9:'Last Plan Comparaison'.H9</svg:desc>
                </draw:g>
              </table:table-cell>
              <table:table-cell office:value-type="float" office:value="0">
                <text:p>0</text:p>
                <draw:g>
                  <svg:desc>'Last Plan Comparaison'.I9:'Last Plan Comparaison'.N9</svg:desc>
                </draw:g>
              </table:table-cell>
              <table:table-cell office:value-type="float" office:value="25.49">
                <text:p>25.49</text:p>
              </table:table-cell>
              <table:table-cell office:value-type="float" office:value="19.61">
                <text:p>19.61</text:p>
              </table:table-cell>
              <table:table-cell office:value-type="float" office:value="0.98">
                <text:p>0.98</text:p>
              </table:table-cell>
              <table:table-cell office:value-type="float" office:value="0.98">
                <text:p>0.98</text:p>
              </table:table-cell>
              <table:table-cell office:value-type="float" office:value="52.94">
                <text:p>52.9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3.735cm" svg:height="13.335cm" xlink:href=".." xlink:type="simple" chart:class="chart:bar" chart:style-name="ch1">
        <chart:title svg:x="9.746cm" svg:y="0.402cm" chart:style-name="ch2">
          <text:p>Profiles comparison </text:p>
        </chart:title>
        <chart:legend chart:legend-position="end" svg:x="21.26cm" svg:y="6.119cm" style:legend-expansion="high" chart:style-name="ch3"/>
        <chart:plot-area chart:style-name="ch4" table:cell-range-address="'Profils Comparaison'.F7:'Profils Comparaison'.K9" chart:data-source-has-labels="both" svg:x="1.485cm" svg:y="1.447cm" svg:width="19.301cm" svg:height="10.641cm">
          <chartooo:coordinate-region svg:x="2.106cm" svg:y="1.646cm" svg:width="18.68cm" svg:height="9.795cm"/>
          <chart:axis chart:dimension="x" chart:name="primary-x" chart:style-name="ch5" chartooo:axis-type="auto">
            <chartooo:date-scale/>
            <chart:title svg:x="10.535cm" svg:y="12.354cm" chart:style-name="ch6">
              <text:p>Profiles</text:p>
            </chart:title>
            <chart:categories table:cell-range-address="'Profils Comparaison'.G7:'Profils Comparaison'.K7"/>
          </chart:axis>
          <chart:axis chart:dimension="y" chart:name="primary-y" chart:style-name="ch7">
            <chart:title svg:x="0.451cm" svg:y="7.671cm" chart:style-name="ch8">
              <text:p>Percent (%)</text:p>
            </chart:title>
            <chart:grid chart:style-name="ch9" chart:class="major"/>
          </chart:axis>
          <chart:series chart:style-name="ch10" chart:values-cell-range-address="'Profils Comparaison'.G8:'Profils Comparaison'.K8" chart:label-cell-address="'Profils Comparaison'.F8:'Profils Comparaison'.F8" chart:class="chart:bar">
            <chart:data-point chart:repeated="5"/>
          </chart:series>
          <chart:series chart:style-name="ch11" chart:values-cell-range-address="'Profils Comparaison'.G9:'Profils Comparaison'.K9" chart:label-cell-address="'Profils Comparaison'.F9:'Profils Comparaison'.F9" chart:class="chart:ba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nsidered defenders</text:p>
                <draw:g>
                  <svg:desc>'Profils Comparaison'.G7:'Profils Comparaison'.K7</svg:desc>
                </draw:g>
              </table:table-cell>
              <table:table-cell office:value-type="string">
                <text:p>Can-do defenders</text:p>
              </table:table-cell>
              <table:table-cell office:value-type="string">
                <text:p>Threat monitor</text:p>
              </table:table-cell>
              <table:table-cell office:value-type="string">
                <text:p>Threat avoiders</text:p>
              </table:table-cell>
              <table:table-cell office:value-type="string">
                <text:p>Unaware reactor</text:p>
              </table:table-cell>
            </table:table-row>
          </table:table-header-rows>
          <table:table-rows>
            <table:table-row>
              <table:table-cell office:value-type="string">
                <text:p>Intense fire</text:p>
                <draw:g>
                  <svg:desc>'Profils Comparaison'.F8:'Profils Comparaison'.F8</svg:desc>
                </draw:g>
              </table:table-cell>
              <table:table-cell office:value-type="float" office:value="11.54">
                <text:p>11.54</text:p>
                <draw:g>
                  <svg:desc>'Profils Comparaison'.G8:'Profils Comparaison'.K8</svg:desc>
                </draw:g>
              </table:table-cell>
              <table:table-cell office:value-type="float" office:value="17.31">
                <text:p>17.31</text:p>
              </table:table-cell>
              <table:table-cell office:value-type="float" office:value="3.85">
                <text:p>3.85</text:p>
              </table:table-cell>
              <table:table-cell office:value-type="float" office:value="30.77">
                <text:p>30.77</text:p>
              </table:table-cell>
              <table:table-cell office:value-type="float" office:value="36.54">
                <text:p>36.54</text:p>
              </table:table-cell>
            </table:table-row>
            <table:table-row>
              <table:table-cell office:value-type="string">
                <text:p>Weak fire</text:p>
                <draw:g>
                  <svg:desc>'Profils Comparaison'.F9:'Profils Comparaison'.F9</svg:desc>
                </draw:g>
              </table:table-cell>
              <table:table-cell office:value-type="float" office:value="19.57">
                <text:p>19.57</text:p>
                <draw:g>
                  <svg:desc>'Profils Comparaison'.G9:'Profils Comparaison'.K9</svg:desc>
                </draw:g>
              </table:table-cell>
              <table:table-cell office:value-type="float" office:value="21.74">
                <text:p>21.74</text:p>
              </table:table-cell>
              <table:table-cell office:value-type="float" office:value="6.52">
                <text:p>6.52</text:p>
              </table:table-cell>
              <table:table-cell office:value-type="float" office:value="19.57">
                <text:p>19.57</text:p>
              </table:table-cell>
              <table:table-cell office:value-type="float" office:value="32.61">
                <text:p>32.6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